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7:26:32.57">
            <text:p>2020/5/26 17:26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7:26:32.51">
            <text:p>2020/5/26 17:26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7:26:32.51">
            <text:p>2020/5/26 17:26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6)">
            <text:p>sn(6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4">
            <text:p>4</text:p>
          </table:table-cell>
          <table:table-cell table:style-name="ce32"/>
          <table:table-cell table:style-name="ce34" office:value-type="string">
            <text:p>http://www.osssme.com/doc/funto105-no240.html</text:p>
          </table:table-cell>
          <table:table-cell table:style-name="ce34"/>
          <table:table-cell table:style-name="ce32" office:value-type="string">
            <text:p>次に座標変換と基底変換の話だが</text:p>
          </table:table-cell>
          <table:table-cell table:style-name="ce34"/>
          <table:table-cell table:style-name="ce27"/>
          <table:table-cell table:style-name="ce45" office:value-type="date" office:date-value="2020-05-25T18:15:59.84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4" table:formula="of:=NOW()" office:value-type="date" office:date-value="2020-05-26T17:20:40.79">
            <text:p>2020/5/26 17:20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7:26:32.51">
            <text:p>2020/5/26 17:26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7:26:32.51">
            <text:p>2020/5/26 17:26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1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2020/05/26</text:date>, <text:time>17:36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6T17:36:45.07</dc:date>
    <dc:creator>iwabuchi ken</dc:creator>
    <meta:editing-duration>PT20H34M40S</meta:editing-duration>
    <meta:editing-cycles>112</meta:editing-cycles>
    <meta:generator>OpenOffice/4.1.3$Win32 OpenOffice.org_project/413m1$Build-9783</meta:generator>
    <meta:document-statistic meta:table-count="6" meta:cell-count="226" meta:object-count="0"/>
  </office:meta>
</office:document-meta>
</file>